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.14mm"/>
    </style:style>
    <style:style style:name="co2" style:family="table-column">
      <style:table-column-properties fo:break-before="auto" style:column-width="39.56mm"/>
    </style:style>
    <style:style style:name="co3" style:family="table-column">
      <style:table-column-properties fo:break-before="auto" style:column-width="24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Ariel</text:p>
          </table:table-cell>
          <table:table-cell office:value-type="string" calcext:value-type="string">
            <text:p>Catalá Valencia</text:p>
          </table:table-cell>
          <table:table-cell office:value-type="float" office:value="96050409624" calcext:value-type="float">
            <text:p>960504096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el</text:p>
          </table:table-cell>
          <table:table-cell office:value-type="string" calcext:value-type="string">
            <text:p>Irigoyen Castro</text:p>
          </table:table-cell>
          <table:table-cell office:value-type="float" office:value="95052630905" calcext:value-type="float">
            <text:p>950526309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briela</text:p>
          </table:table-cell>
          <table:table-cell office:value-type="string" calcext:value-type="string">
            <text:p>Pérez Trujillo</text:p>
          </table:table-cell>
          <table:table-cell office:value-type="float" office:value="96102007534" calcext:value-type="float">
            <text:p>961020075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a</text:p>
          </table:table-cell>
          <table:table-cell office:value-type="string" calcext:value-type="string">
            <text:p>López Selman-Housein</text:p>
          </table:table-cell>
          <table:table-cell office:value-type="float" office:value="95010628970" calcext:value-type="float">
            <text:p>950106289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isse</text:p>
          </table:table-cell>
          <table:table-cell office:value-type="string" calcext:value-type="string">
            <text:p>Alejo Rojo</text:p>
          </table:table-cell>
          <table:table-cell office:value-type="float" office:value="95052631139" calcext:value-type="float">
            <text:p>95052631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ianne María</text:p>
          </table:table-cell>
          <table:table-cell office:value-type="string" calcext:value-type="string">
            <text:p>Ochoa Suárez</text:p>
          </table:table-cell>
          <table:table-cell office:value-type="float" office:value="97120100410" calcext:value-type="float">
            <text:p>971201004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imel</text:p>
          </table:table-cell>
          <table:table-cell office:value-type="string" calcext:value-type="string">
            <text:p>Pérez Martín</text:p>
          </table:table-cell>
          <table:table-cell office:value-type="float" office:value="96071008522" calcext:value-type="float">
            <text:p>96071008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jandro Luar</text:p>
          </table:table-cell>
          <table:table-cell office:value-type="string" calcext:value-type="string">
            <text:p>Pérez Colomé</text:p>
          </table:table-cell>
          <table:table-cell office:value-type="float" office:value="94110928225" calcext:value-type="float">
            <text:p>94110928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rián</text:p>
          </table:table-cell>
          <table:table-cell office:value-type="string" calcext:value-type="string">
            <text:p>Verdecia Cabrera</text:p>
          </table:table-cell>
          <table:table-cell office:value-type="float" office:value="93082631640" calcext:value-type="float">
            <text:p>9308263164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12T00:06:46.147823069</meta:creation-date>
    <dc:date>2019-12-12T00:16:33.426397446</dc:date>
    <meta:editing-duration>PT9M50S</meta:editing-duration>
    <meta:editing-cycles>2</meta:editing-cycles>
    <meta:generator>LibreOffice/6.3.2.2$Linux_X86_64 LibreOffice_project/30$Build-2</meta:generator>
    <meta:document-statistic meta:table-count="1" meta:cell-count="27" meta:object-count="0"/>
  </office:meta>
</office:document-meta>
</file>